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729fcf"/>
    </style:style>
    <style:style style:name="gr1" style:family="graphic">
      <style:graphic-properties draw:fill-color="#ffffff" draw:textarea-horizontal-align="justify" draw:textarea-vertical-align="middle" draw:auto-grow-height="false" fo:min-height="0.6563in" fo:min-width="1.8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8543in" fo:min-width="1.6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729fcf" draw:textarea-horizontal-align="justify" draw:textarea-vertical-align="middle" draw:auto-grow-height="false" fo:min-height="0.6772in" fo:min-width="1.5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5827in" fo:min-width="0.75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8228in" fo:min-width="2.9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4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6252in" fo:min-width="1.6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46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.698in" fo:min-width="1.6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1.8335in" svg:height="0.6567in" svg:x="-0.2575in" svg:y="2.9839in"><text:p><text:tab/>User Data</text:p><draw:enhanced-geometry svg:viewBox="0 0 21600 21600" draw:type="rectangle" draw:enhanced-path="M 0 0 L 21600 0 21600 21600 0 21600 0 0 Z N"/></draw:custom-shape><draw:custom-shape text:anchor-type="paragraph" draw:z-index="1" draw:name="Shape2" draw:style-name="gr2" svg:width="1.6043in" svg:height="0.8543in" svg:x="2.5236in" svg:y="5.911in"><text:p><text:s/><text:s/><text:s/><text:s/><text:s/><text:s/><text:s/>EMPLOYEE</text:p><draw:enhanced-geometry svg:viewBox="0 0 21600 21600" draw:type="rectangle" draw:enhanced-path="M 0 0 L 21600 0 21600 21600 0 21600 0 0 Z N"/></draw:custom-shape><draw:line text:anchor-type="paragraph" draw:z-index="2" draw:name="Shape3" draw:style-name="gr3" draw:text-style-name="P2" svg:x1="2.9091in" svg:y1="4.1925in" svg:x2="2.9091in" svg:y2="3.578in"><text:p/></draw:line><draw:line text:anchor-type="paragraph" draw:z-index="3" draw:name="Shape5" draw:style-name="gr3" draw:text-style-name="P2" svg:x1="2.5756in" svg:y1="3.2547in" svg:x2="1.5756in" svg:y2="3.2547in"><text:p/></draw:line><draw:frame text:anchor-type="paragraph" draw:z-index="4" draw:name="Shape6" draw:style-name="gr4" draw:text-style-name="P3" svg:width="0.5941in" svg:height="0.2921in" svg:x="1.7008in" svg:y="3.0154in"><draw:text-box><text:p><text:s text:c="3"/>verify</text:p></draw:text-box></draw:frame><draw:custom-shape text:anchor-type="paragraph" draw:z-index="5" draw:name="Shape7" draw:style-name="gr5" draw:text-style-name="P4" svg:width="1.5941in" svg:height="0.6776in" svg:x="2.2425in" svg:y="1.2965in"><text:p><text:s text:c="7"/>COMPANY</text:p><draw:enhanced-geometry svg:viewBox="0 0 21600 21600" draw:type="rectangle" draw:enhanced-path="M 0 0 L 21600 0 21600 21600 0 21600 0 0 Z N"/></draw:custom-shape><draw:custom-shape text:anchor-type="paragraph" draw:z-index="6" draw:name="Shape13" draw:style-name="gr6" draw:text-style-name="P2" svg:width="1.063in" svg:height="0.8232in" svg:x="2.5756in" svg:y="2.828in"><text:p text:style-name="P2">Data processing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" draw:name="Shape15" draw:style-name="gr3" draw:text-style-name="P2" svg:x1="2.711in" svg:y1="5.911in" svg:x2="2.7213in" svg:y2="5.0256in"><text:p/></draw:line><draw:line text:anchor-type="paragraph" draw:z-index="8" draw:name="Shape16" draw:style-name="gr3" draw:text-style-name="P2" svg:x1="3.6071in" svg:y1="5.0256in" svg:x2="3.6173in" svg:y2="5.911in"><text:p/></draw:line><draw:frame text:anchor-type="paragraph" draw:z-index="9" draw:name="Shape17" draw:style-name="gr7" draw:text-style-name="P3" svg:width="0.813in" svg:height="0.576in" svg:x="1.8047in" svg:y="5.2445in"><draw:text-box><text:p>Makes change in project</text:p></draw:text-box></draw:frame><draw:frame text:anchor-type="paragraph" draw:z-index="10" draw:name="Shape18" draw:style-name="gr8" draw:text-style-name="P3" svg:width="1.0421in" svg:height="0.5004in" svg:x="3.6173in" svg:y="5.2445in"><draw:text-box><text:p>Gets data about project</text:p></draw:text-box></draw:frame><draw:custom-shape text:anchor-type="paragraph" draw:z-index="11" draw:name="Shape9" draw:style-name="gr9" svg:width="2.9378in" svg:height="0.8232in" svg:x="1.7839in" svg:y="4.1925in"><text:p><text:tab/> <text:s text:c="2"/><text:tab/>PROJECT</text:p><draw:enhanced-geometry svg:viewBox="0 0 21600 21600" draw:type="rectangle" draw:enhanced-path="M 0 0 L 21600 0 21600 21600 0 21600 0 0 Z N"/></draw:custom-shape><draw:frame text:anchor-type="paragraph" draw:z-index="12" draw:name="Shape4" draw:style-name="gr10" draw:text-style-name="P3" svg:width="0.5941in" svg:height="0.576in" svg:x="2.2425in" svg:y="3.6091in"><draw:text-box><text:p>Project Data <text:s/>request</text:p></draw:text-box></draw:frame><draw:line text:anchor-type="paragraph" draw:z-index="13" draw:name="Shape19" draw:style-name="gr3" draw:text-style-name="P2" svg:x1="3.2528in" svg:y1="3.6508in" svg:x2="3.2528in" svg:y2="4.1925in"><text:p/></draw:line><draw:frame text:anchor-type="paragraph" draw:z-index="14" draw:name="Shape20" draw:style-name="gr11" draw:text-style-name="P3" svg:width="0.7189in" svg:height="0.3843in" svg:x="3.3047in" svg:y="3.7134in"><draw:text-box><text:p>Project Data</text:p></draw:text-box></draw:frame><draw:line text:anchor-type="paragraph" draw:z-index="15" draw:name="Shape21" draw:style-name="gr3" draw:text-style-name="P2" svg:x1="2.5756in" svg:y1="3.3591in" svg:x2="1.5756in" svg:y2="3.3591in"><text:p/></draw:line><draw:custom-shape text:anchor-type="paragraph" draw:z-index="16" draw:name="Shape8" draw:style-name="gr12" svg:width="1.6567in" svg:height="0.6252in" svg:x="4.961in" svg:y="2.8173in"><text:p><text:tab/> <text:s text:c="2"/>TASK</text:p><draw:enhanced-geometry svg:viewBox="0 0 21600 21600" draw:type="rectangle" draw:enhanced-path="M 0 0 L 21600 0 21600 21600 0 21600 0 0 Z N"/></draw:custom-shape><draw:line text:anchor-type="paragraph" draw:z-index="17" draw:name="Shape10" draw:style-name="gr3" draw:text-style-name="P2" svg:x1="3.6382in" svg:y1="3.2028in" svg:x2="4.961in" svg:y2="3.2028in"><text:p/></draw:line><draw:line text:anchor-type="paragraph" draw:z-index="18" draw:name="Shape11" draw:style-name="gr3" draw:text-style-name="P2" svg:x1="3.6382in" svg:y1="3.3382in" svg:x2="4.961in" svg:y2="3.3382in"><text:p/></draw:line><draw:frame text:anchor-type="paragraph" draw:z-index="19" draw:name="Shape12" draw:style-name="gr13" draw:text-style-name="P3" svg:width="1.2087in" svg:height="0.3543in" svg:x="3.7008in" svg:y="3.0047in"><draw:text-box><text:p>Update task</text:p></draw:text-box></draw:frame><draw:line text:anchor-type="paragraph" draw:z-index="20" draw:name="Shape14" draw:style-name="gr3" draw:text-style-name="P2" svg:x1="2.8673in" svg:y1="1.9736in" svg:x2="2.8673in" svg:y2="2.911in"><text:p/></draw:line><draw:frame text:anchor-type="paragraph" draw:z-index="21" draw:name="Shape22" draw:style-name="gr14" draw:text-style-name="P3" svg:width="0.6878in" svg:height="0.576in" svg:x="2.1799in" svg:y="2.1819in"><draw:text-box><text:p>Company data request</text:p></draw:text-box></draw:frame><draw:line text:anchor-type="paragraph" draw:z-index="22" draw:name="Shape23" draw:style-name="gr3" draw:text-style-name="P2" svg:x1="3.0862in" svg:y1="1.9736in" svg:x2="3.0862in" svg:y2="2.828in"><text:p/></draw:line><draw:frame text:anchor-type="paragraph" draw:z-index="23" draw:name="Shape24" draw:style-name="gr15" draw:text-style-name="P3" svg:width="0.8024in" svg:height="0.4276in" svg:x="3.1693in" svg:y="2.1299in"><draw:text-box><text:p>Company data</text:p></draw:text-box></draw:frame><draw:custom-shape text:anchor-type="paragraph" draw:z-index="24" draw:name="Shape25" draw:style-name="gr16" svg:width="1.6043in" svg:height="0.698in" svg:x="4.6484in" svg:y="1.5154in"><text:p><text:s text:c="8"/>COMMENT</text:p><draw:enhanced-geometry svg:viewBox="0 0 21600 21600" draw:type="rectangle" draw:enhanced-path="M 0 0 L 21600 0 21600 21600 0 21600 0 0 Z N"/></draw:custom-shape><draw:line text:anchor-type="paragraph" draw:z-index="25" draw:name="Shape26" draw:style-name="gr3" draw:text-style-name="P2" svg:x1="3.3882in" svg:y1="2.9008in" svg:x2="4.6484in" svg:y2="1.9736in"><text:p/></draw:line><draw:line text:anchor-type="paragraph" draw:z-index="26" draw:name="Shape27" draw:style-name="gr3" draw:text-style-name="P2" svg:x1="3.4925in" svg:y1="2.9528in" svg:x2="4.6488in" svg:y2="2.0984in"><text:p/></draw:line><draw:line text:anchor-type="paragraph" draw:z-index="27" draw:style-name="gr3" draw:text-style-name="P2" svg:x1="3.3882in" svg:y1="2.9008in" svg:x2="3.5445in" svg:y2="2.9528in"><text:p/></draw:line><draw:frame text:anchor-type="paragraph" draw:z-index="28" draw:name="Shape28" draw:style-name="gr17" draw:text-style-name="P3" svg:width="0.7087in" svg:height="0.576in" svg:x="4.2528in" svg:y="2.3252in"><draw:text-box><text:p>Update Comment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3:04:20.024892771</meta:creation-date>
    <dc:date>2017-10-15T13:33:16.606760737</dc:date>
    <meta:editing-duration>PT8M4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